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" style:family="paragraph" style:parent-style-name="Standard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2a00ff"/>
    </style:style>
    <style:style style:name="T11" style:family="text">
      <style:text-properties fo:color="#2a00ff" fo:font-weight="bold" style:font-weight-asian="bold" style:font-weight-complex="bold"/>
    </style:style>
    <style:style style:name="T12" style:family="text">
      <style:text-properties fo:color="#2a00ff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80"/>
    </style:style>
    <style:style style:name="T14" style:family="text">
      <style:text-properties fo:color="#000080" fo:font-weight="bold" style:font-weight-asian="bold" style:font-weight-complex="bold"/>
    </style:style>
    <style:style style:name="T15" style:family="text">
      <style:text-properties fo:color="#008000"/>
    </style:style>
    <style:style style:name="T16" style:family="text">
      <style:text-properties fo:color="#008000" fo:font-weight="bold" style:font-weight-asian="bold" style:font-weight-complex="bold"/>
    </style:style>
    <style:style style:name="T17" style:family="text">
      <style:text-properties fo:color="#008000"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008000" style:font-name="Monospace" fo:font-size="10pt" fo:font-style="italic" fo:font-weight="bold" style:font-name-asian="Monospace" style:font-size-asian="10pt" style:font-name-complex="Monospace" style:font-size-complex="10pt"/>
    </style:style>
    <style:style style:name="T19" style:family="text">
      <style:text-properties fo:color="#008000" style:font-name="Monospace" fo:font-size="10pt" fo:font-weight="bold" style:font-name-asian="Monospace" style:font-size-asian="10pt" style:font-name-complex="Monospace" style:font-size-complex="10pt"/>
    </style:style>
    <style:style style:name="T20" style:family="text">
      <style:text-properties fo:color="#8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Android JNI</text:p>
      <text:p text:style-name="Standard"/>
      <text:p text:style-name="Standard">1.JNI 是java Native Interface 即JAVA本地调用接口。这种技术的主要作用是：java通过JNI调用底层语言的实现，比如 java 和c，c++的通讯。</text:p>
      <text:p text:style-name="Standard"/>
      <text:p text:style-name="Standard">2.JNI实现的步骤：</text:p>
      <text:p text:style-name="Standard"><text:s text:c="4"/>a.新建一个android工程（JNITest），在工程名下新建jni目录，用来放c或者c++文件。</text:p>
      <text:p text:style-name="Standard"><text:s text:c="4"/>b.在/src 包下新建一个类JNITest.java,里面新建方法，方法都为<text:span text:style-name="T2">public</text:span><text:span text:style-name="T4"> </text:span><text:span text:style-name="T2">static</text:span><text:span text:style-name="T4"> </text:span><text:span text:style-name="T2">native 返回值 函数名 （参数1，参数2...）；如public</text:span><text:span text:style-name="T6"> </text:span><text:span text:style-name="T2">static</text:span><text:span text:style-name="T6"> </text:span><text:span text:style-name="T2">native</text:span><text:span text:style-name="T6"> </text:span><text:span text:style-name="T5">String</text:span><text:span text:style-name="T6"> WriteFile(</text:span><text:span text:style-name="T5">String</text:span><text:span text:style-name="T6"> oldPath,</text:span><text:span text:style-name="T5">String</text:span><text:span text:style-name="T6"> newPath);</text:span></text:p>
      <text:p text:style-name="P4"/>
      <text:p text:style-name="P4"><text:s text:c="2"/>c.写好JNITest.java后，那么我们怎么去写我们jni目录下的文件呢？这里先在eclipse中，运行下我们的程序，运行完后，在 JNITest中会生成 bin/classes/..这个目录，在这个目录下，有一个我们将要用到的文件JNITest.class。然后我们用终端在 进入到classes目录下打开，然后执行命令： javah 包名.JNITest(如 com.example.jnitest.JNITest)。之后我们可以看到classes目录下多了com_example_jnitest_JNITest.h这个文件。这个文件就有我们需要在c或者c++中实现的函数。</text:p>
      <text:p text:style-name="P4"><text:s text:c="2"/>d.打开这个.h文件，我们可以看到里面有我们在java文件中定义的对应函数，如JNIEXPORT jstring JNICALL Java_com_example_jnitest_JNITest_WriteFile (JNIEnv *, jclass, jstring, jstring);</text:p>
      <text:p text:style-name="P4"/>
      <text:p text:style-name="P4"><text:s text:c="2"/>e.在建好的jni/目录下新建JNITest.c ，对 WriteFile 这个函数实现，其中.h这个文件中对函数的修饰 JNIEXPORT ， JNICALL 不需要，要去掉，否则编译报错。如：</text:p>
      <text:p text:style-name="P4"/>
      <text:p text:style-name="P3">jstring Java_com_example_jnitest_JNITest_WriteFile(JNIEnv *env, jobject thiz, jstring oldpath, jstring newpath) {//jstring 对应java中的string，这里每个类型都有个对应，要查看具体的可以网上查具体资料。</text:p>
      <text:p text:style-name="P3"/>
      <text:p text:style-name="P3">//....内容实现 ， 具体的实现见后面的c语言的读写文件实现。</text:p>
      <text:p text:style-name="P3"/>
      <text:p text:style-name="P2"><text:span text:style-name="T1">return</text:span><text:span text:style-name="T9"> (*env)-&gt;NewStringUTF(env, </text:span><text:span text:style-name="T11">" </text:span><text:span text:style-name="T12">opecccccccc</text:span><text:span text:style-name="T11">!"</text:span><text:span text:style-name="T9">);//返回值的内容</text:span></text:p>
      <text:p text:style-name="P3">}</text:p>
      <text:p text:style-name="P3"/>
      <text:p text:style-name="P3"><text:s/>f.在jni目录下建立Android.mk.其内容：</text:p>
      <text:p text:style-name="P1"><text:span text:style-name="T14">LOCAL_PATH :</text:span><text:span text:style-name="T7">= </text:span><text:span text:style-name="T16">$(call my-dir)</text:span></text:p>
      <text:p text:style-name="P5"><text:span text:style-name="T20">include</text:span><text:span text:style-name="T3"> </text:span><text:span text:style-name="T15">$(CLEAR_VARS)</text:span></text:p>
      <text:p text:style-name="P5"><text:span text:style-name="T13">LOCAL_MODULE :</text:span><text:span text:style-name="T3">= libjnitest //这个是.so库文件的名字，一般比较规范的命名为：jnixxx。</text:span></text:p>
      <text:p text:style-name="P5"><text:span text:style-name="T13">LOCAL_SRC_FILES :</text:span><text:span text:style-name="T3">= JNITest.c</text:span></text:p>
      <text:p text:style-name="P5"><text:span text:style-name="T13">LOCAL_LDLIBS +</text:span><text:span text:style-name="T3">= -llog //如果需要打log，需要增加这个</text:span></text:p>
      <text:p text:style-name="P5"><text:span text:style-name="T20">include</text:span><text:span text:style-name="T3"> </text:span><text:span text:style-name="T15">$(BUILD_SHARED_LIBRARY)</text:span></text:p>
      <text:p text:style-name="P6"/>
      <text:p text:style-name="P6"><text:s text:c="2"/>g.把工程放入已经编译过的项目下，编译jni,会生成out/target/product/e02_fake/system/lib/libjnitest.so 这个.so，文件。同时在项目下建立： lib/armeabi/ 目录。然后把生成的.so文件拷贝到这个目录下，编译整个项目</text:p>
      <text:p text:style-name="P6"/>
      <text:p text:style-name="P5"><text:span text:style-name="T15"><text:s text:c="2"/>f.在.java文件中使用我们实现好的jni，在java文件中加入</text:span><text:span text:style-name="T3"> <text:s text:c="3"/></text:span></text:p>
      <text:p text:style-name="P5"><text:span text:style-name="T7"><text:s text:c="4"/></text:span><text:span text:style-name="T1">static</text:span><text:span text:style-name="T3"> {</text:span></text:p>
      <text:p text:style-name="P5"><text:span text:style-name="T3"><text:s text:c="8"/>System.</text:span><text:span text:style-name="T8">loadLibrary</text:span><text:span text:style-name="T3">(</text:span><text:span text:style-name="T10">"</text:span><text:span text:style-name="T3">jnitest</text:span><text:span text:style-name="T10">"</text:span><text:span text:style-name="T3">);//这是加载这个lib库，注意这个名字比我们 <text:s/></text:span><text:span text:style-name="T13">LOCAL_MODULE :</text:span><text:span text:style-name="T3">= libjnitest 中的名字前面少了lib</text:span></text:p>
      <text:p text:style-name="P7"><text:s text:c="4"/>}</text:p>
      <text:p text:style-name="P7"/>
      <text:p text:style-name="P5"><text:span text:style-name="T3"><text:s text:c="2"/>e.在需要的地方用JNITest. </text:span><text:span text:style-name="T7">WriteFile（“”，“”）；可以输出返回值。在整个项目的android.mk中，加入LOCAL_JNI_SHARED_LIBRARIES := libjnitest；编译整个项目，最后install。</text:span></text:p>
      <text:p text:style-name="P8"/>
      <text:p text:style-name="P8">这样一个简单的JNI就做好了。</text:p>
      <text:p text:style-name="P8"/>
      <text:p text:style-name="P8"/>
      <text:p text:style-name="P8"/>
      <text:p text:style-name="P8"/>
      <text:p text:style-name="P8"/>
      <text:p text:style-name="P8"><text:soft-page-break/>C 语言中读写文件：</text:p>
      <text:p text:style-name="P8"/>
      <text:p text:style-name="P8"/>
      <text:p text:style-name="P7">jstring Java_com_example_bootanim_FileOPT_WriteFile(JNIEnv *env, jobject thiz, jstring oldpath, jstring newpath) {//oldFile = "/system/build.prop"; </text:p>
      <text:p text:style-name="P7"><text:s text:c="6"/>int from_fd; </text:p>
      <text:p text:style-name="P7"><text:s text:c="6"/>int to_fd; </text:p>
      <text:p text:style-name="P7"><text:s text:c="6"/>long file_len=0; </text:p>
      <text:p text:style-name="P7"><text:s text:c="4"/><text:tab/>int ret=1; </text:p>
      <text:p text:style-name="P7"><text:s text:c="4"/><text:tab/>char buffer[BUFFER_SIZE]; </text:p>
      <text:p text:style-name="P7"><text:s text:c="4"/><text:tab/>char *ptr; </text:p>
      <text:p text:style-name="P7"/>
      <text:p text:style-name="P7"><text:s text:c="8"/>const char *oldfilea = (*env)-&gt;GetStringUTFChars(env, oldpath, 0); //这是把string转换成 const char * 型，在c语言中open file的函数是const char *</text:p>
      <text:p text:style-name="P7"><text:s text:c="8"/>const char *newfilea = (*env)-&gt;GetStringUTFChars(env,newpath,0); </text:p>
      <text:p text:style-name="P7"><text:s text:c="12"/>ALOGI("jniooooffff:%s",oldfilea); </text:p>
      <text:p text:style-name="P7"/>
      <text:p text:style-name="P7"><text:s text:c="7"/>ALOGI("jniooooxxx from_fd opentt"); </text:p>
      <text:p text:style-name="P7"><text:s text:c="8"/>if((from_fd=open(newfilea, O_RDONLY | O_NOFOLLOW))==-1) { </text:p>
      <text:p text:style-name="P7"><text:s text:c="4"/><text:tab/> <text:s text:c="7"/>ALOGI("jniooooxxx from_fd fail"); </text:p>
      <text:p text:style-name="P7"><text:s text:c="4"/><text:tab/> <text:s text:c="7"/>return "0"; </text:p>
      <text:p text:style-name="P7"><text:s text:c="4"/><text:tab/> <text:s text:c="3"/>} </text:p>
      <text:p text:style-name="P7"><text:s text:c="7"/>ALOGI("jniooooxxx to_fd open"); </text:p>
      <text:p text:style-name="P7"><text:s text:c="9"/>if((to_fd=open(oldfilea, O_WRONLY|O_NOFOLLOW))==-1) { </text:p>
      <text:p text:style-name="P7"><text:s text:c="4"/><text:tab/> <text:s text:c="6"/>ALOGI("jniooooxxx to_fd= fail"); </text:p>
      <text:p text:style-name="P7"><text:s text:c="4"/><text:tab/> <text:s text:c="7"/>return "0"; </text:p>
      <text:p text:style-name="P7"><text:s text:c="4"/><text:tab/> <text:s text:c="3"/>} </text:p>
      <text:p text:style-name="P7"/>
      <text:p text:style-name="P7"><text:s text:c="10"/>file_len= lseek(from_fd,0L,SEEK_END); </text:p>
      <text:p text:style-name="P7"><text:s text:c="4"/><text:tab/> <text:s text:c="3"/>lseek(from_fd,0L,SEEK_SET); </text:p>
      <text:p text:style-name="P7"><text:s text:c="12"/>ALOGI("jniooooxxx while"); </text:p>
      <text:p text:style-name="P7"><text:s text:c="12"/>while(ret) { </text:p>
      <text:p text:style-name="P7"><text:s text:c="4"/><text:tab/> <text:s text:c="7"/>ret= read(from_fd, buffer, BUFFER_SIZE); </text:p>
      <text:p text:style-name="P7"><text:s text:c="4"/><text:tab/> <text:s text:c="7"/>if(ret==-1){ </text:p>
      <text:p text:style-name="P7"><text:s text:c="4"/><text:tab/> <text:s text:c="11"/>ALOGI("jniooooxxx ret==-1"); </text:p>
      <text:p text:style-name="P7"><text:s text:c="4"/><text:tab/> <text:s text:c="11"/>return "0";<text:tab/><text:tab/> </text:p>
      <text:p text:style-name="P7"><text:s text:c="4"/><text:tab/> <text:s text:c="7"/>} </text:p>
      <text:p text:style-name="P7"><text:s text:c="4"/><text:tab/> <text:s text:c="7"/>write(to_fd, buffer, ret); </text:p>
      <text:p text:style-name="P7"><text:s text:c="4"/><text:tab/> <text:s text:c="7"/>file_len-=ret; </text:p>
      <text:p text:style-name="P7"><text:s text:c="4"/><text:tab/> <text:s text:c="7"/>bzero(buffer,BUFFER_SIZE); </text:p>
      <text:p text:style-name="P7"/>
      <text:p text:style-name="P7"><text:s text:c="4"/><text:tab/> <text:s text:c="3"/>} </text:p>
      <text:p text:style-name="P7"><text:s text:c="12"/>ALOGI("jniooooxxx close"); </text:p>
      <text:p text:style-name="P7"><text:s text:c="12"/>close(from_fd); </text:p>
      <text:p text:style-name="P7"><text:s text:c="4"/><text:tab/> <text:s text:c="3"/>close(to_fd); </text:p>
      <text:p text:style-name="P7"><text:s text:c="4"/><text:tab/> <text:s text:c="3"/>//exit(0); </text:p>
      <text:p text:style-name="P7"/>
      <text:p text:style-name="P7"/>
      <text:p text:style-name="P7"><text:s text:c="4"/>return (*env)-&gt;NewStringUTF(env, " opecccccccc!"); </text:p>
      <text:p text:style-name="P7">} </text:p>
      <text:p text:style-name="P7"/>
      <text:p text:style-name="P7"/>
      <text:p text:style-name="P7">jni输出log</text:p>
      <text:p text:style-name="P7"/>
      <text:p text:style-name="P7">1.在android.mk中加入 LOCAL_STATIC_LIBRARIES := libcutils liblog</text:p>
      <text:p text:style-name="P7">2.在.c文件中加入： </text:p>
      <text:p text:style-name="P7">#include &lt;utils/Log.h&gt; </text:p>
      <text:p text:style-name="P7">#include &lt;stdlib.h&gt;</text:p>
      <text:p text:style-name="P7"/>
      <text:p text:style-name="P7">3.ALOGI("jniooooffff:%s",oldfilea);// jniooooffff为TAG， oldfilea是我们要输出的字符串。</text:p>
      <text:p text:style-name="P7"/>
      <text:p text:style-name="P6"><text:soft-page-break/>JDK,SDK,NDK</text:p>
      <text:p text:style-name="P11"><text:span text:style-name="T17">1.JDK </text:span>是 Java 语言的软件开发工具包(SDK)</text:p>
      <text:p text:style-name="P11"><text:span text:style-name="T17">2.SDK（</text:span><text:span text:style-name="T19">S</text:span><text:span text:style-name="T18">oftware </text:span><text:span text:style-name="T19">D</text:span><text:span text:style-name="T18">evelopment </text:span><text:span text:style-name="T19">K</text:span><text:span text:style-name="T18">it） 是软件开发工具包，所以 Android SDK 指的是Android专属的软件开发工具包</text:span></text:p>
      <text:p text:style-name="P11"><text:span text:style-name="T18">3.Android NDK 是在SDK前面又加上了“原生”二字，即Native Development Kit，因此又被Google称为“NDK</text:span></text:p>
      <text:p text:style-name="P11"><text:span text:style-name="T18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uwei </meta:initial-creator>
    <meta:creation-date>2014-11-24T14:25:23</meta:creation-date>
    <dc:date>2014-11-24T17:40:25</dc:date>
    <dc:creator>liuwei </dc:creator>
    <meta:editing-duration>PT02H17M55S</meta:editing-duration>
    <meta:editing-cycles>26</meta:editing-cycles>
    <meta:generator>OpenOffice.org/3.2$Unix OpenOffice.org_project/320m12$Build-9483</meta:generator>
    <meta:document-statistic meta:table-count="0" meta:image-count="0" meta:object-count="0" meta:page-count="3" meta:paragraph-count="76" meta:word-count="679" meta:character-count="3734"/>
  </office:meta>
</office:document-meta>
</file>